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font-name="Arial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1" table:style-name="ta1">
        <office:forms form:automatic-focus="false" form:apply-design-mode="false"/>
        <table:shapes>
          <draw:frame draw:z-index="0" draw:style-name="gr1" draw:text-style-name="P1" svg:width="159.96mm" svg:height="89.96mm" svg:x="110.52mm" svg:y="9.79mm">
            <loext:p draw:notify-on-update-of-ranges="Feuil1.B21:Feuil1.C21 Feuil1.B23:Feuil1.C23 Feuil1.B23:Feuil1.C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0.43mm" svg:y="115.92mm">
            <loext:p draw:notify-on-update-of-ranges="Feuil1.B41:Feuil1.C41 Feuil1.B43:Feuil1.C43 Feuil1.B43:Feuil1.C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6mm" svg:height="89.96mm" svg:x="96.08mm" svg:y="220.66mm">
            <loext:p draw:notify-on-update-of-ranges="Feuil1.B62:Feuil1.C62 Feuil1.B64:Feuil1.C64 Feuil1.B64:Feuil1.C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5mm" svg:height="89.96mm" svg:x="84.98mm" svg:y="334.43mm">
            <loext:p draw:notify-on-update-of-ranges="Feuil1.B110:Feuil1.C110 Feuil1.B112:Feuil1.C112 Feuil1.B112:Feuil1.C1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SUS</text:p>
          </table:table-cell>
          <table:covered-table-cell table:style-name="ce5"/>
          <table:table-cell table:number-columns-repeated="1021"/>
        </table:table-row>
        <table:table-row table:style-name="ro2">
          <table:table-cell/>
          <table:covered-table-cell table:number-columns-repeated="2" table:style-name="ce5"/>
          <table:table-cell table:number-columns-repeated="1021"/>
        </table:table-row>
        <table:table-row table:style-name="ro2">
          <table:table-cell table:style-name="ce1" office:value-type="string" calcext:value-type="string">
            <text:p>Sujet</text:p>
          </table:table-cell>
          <table:table-cell table:style-name="ce6" office:value-type="string" calcext:value-type="string">
            <text:p>U Méd</text:p>
          </table:table-cell>
          <table:table-cell table:style-name="ce6" office:value-type="string" calcext:value-type="string">
            <text:p>U Gren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.5" calcext:value-type="float">
            <text:p>37,5</text:p>
          </table:table-cell>
          <table:table-cell table:style-name="ce11" office:value-type="float" office:value="87.5" calcext:value-type="float">
            <text:p>87,5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.5" calcext:value-type="float">
            <text:p>42,5</text:p>
          </table:table-cell>
          <table:table-cell table:style-name="ce12" office:value-type="float" office:value="42.5" calcext:value-type="float">
            <text:p>42,5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5" calcext:value-type="float">
            <text:p>75</text:p>
          </table:table-cell>
          <table:table-cell table:style-name="ce12" office:value-type="float" office:value="62.5" calcext:value-type="float">
            <text:p>62,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.5" calcext:value-type="float">
            <text:p>27,5</text:p>
          </table:table-cell>
          <table:table-cell table:style-name="ce12" office:value-type="float" office:value="72.5" calcext:value-type="float">
            <text:p>72,5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78.5" calcext:value-type="float">
            <text:p>78,5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22.5" calcext:value-type="float">
            <text:p>22,5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47.5" calcext:value-type="float">
            <text:p>47,5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47.45" calcext:value-type="float">
            <text:p>47,45</text:p>
          </table:table-cell>
          <table:table-cell table:style-name="ce12" office:value-type="float" office:value="47.5" calcext:value-type="float">
            <text:p>47,5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67.5" calcext:value-type="float">
            <text:p>67,5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35" calcext:value-type="float">
            <text:p>35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7.5" calcext:value-type="float">
            <text:p>47,5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57.5" calcext:value-type="float">
            <text:p>57,5</text:p>
          </table:table-cell>
          <table:table-cell table:number-columns-repeated="102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9" office:value-type="float" office:value="42.5" calcext:value-type="float">
            <text:p>42,5</text:p>
          </table:table-cell>
          <table:table-cell table:style-name="ce13" office:value-type="float" office:value="55" calcext:value-type="float">
            <text:p>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y</text:p>
          </table:table-cell>
          <table:table-cell table:formula="of:=AVERAGE( [.B7:.B20])" office:value-type="float" office:value="43.3892857142857" calcext:value-type="float">
            <text:p>43,3892857143</text:p>
          </table:table-cell>
          <table:table-cell table:formula="of:=AVERAGE( [.C7:.C20])" office:value-type="float" office:value="58.4642857142857" calcext:value-type="float">
            <text:p>58,46428571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carttype</text:p>
          </table:table-cell>
          <table:table-cell table:style-name="ce10" table:formula="of:=STDEV([.B7:.B20] )" office:value-type="float" office:value="14.760083627179" calcext:value-type="float">
            <text:p>14,7600836272</text:p>
          </table:table-cell>
          <table:table-cell table:style-name="ce10" table:formula="of:=STDEV([.C7:.C20] )" office:value-type="float" office:value="16.2533597541156" calcext:value-type="float">
            <text:p>16,25335975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tervalle </text:p>
          </table:table-cell>
          <table:table-cell table:formula="of:=CONFIDENCE(0.05;[.B22];14)" office:value-type="float" office:value="7.73166255690049" calcext:value-type="float">
            <text:p>7,7316625569</text:p>
          </table:table-cell>
          <table:table-cell table:formula="of:=CONFIDENCE(0.05;[.C22];14)" office:value-type="float" office:value="8.51387405443488" calcext:value-type="float">
            <text:p>8,5138740544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U Méd</text:p>
          </table:table-cell>
          <table:table-cell table:style-name="ce1" office:value-type="string" calcext:value-type="string">
            <text:p>U Gren</text:p>
          </table:table-cell>
          <table:table-cell table:number-columns-repeated="102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2" office:value-type="float" office:value="67.5" calcext:value-type="float">
            <text:p>67,5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.5" calcext:value-type="float">
            <text:p>37,5</text:p>
          </table:table-cell>
          <table:table-cell table:number-columns-repeated="1021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2" office:value-type="float" office:value="82.5" calcext:value-type="float">
            <text:p>82,5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2" office:value-type="float" office:value="37.5" calcext:value-type="float">
            <text:p>37,5</text:p>
          </table:table-cell>
          <table:table-cell table:style-name="ce12" office:value-type="float" office:value="77.5" calcext:value-type="float">
            <text:p>77,5</text:p>
          </table:table-cell>
          <table:table-cell table:number-columns-repeated="1021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2" office:value-type="float" office:value="52.5" calcext:value-type="float">
            <text:p>52,5</text:p>
          </table:table-cell>
          <table:table-cell table:style-name="ce12" office:value-type="float" office:value="62.5" calcext:value-type="float">
            <text:p>62,5</text:p>
          </table:table-cell>
          <table:table-cell table:number-columns-repeated="102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13" office:value-type="float" office:value="67.5" calcext:value-type="float">
            <text:p>67,5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y</text:p>
          </table:table-cell>
          <table:table-cell table:formula="of:=AVERAGE( [.B27:.B40])" office:value-type="float" office:value="56.5714285714286" calcext:value-type="float">
            <text:p>56,5714285714</text:p>
          </table:table-cell>
          <table:table-cell table:formula="of:=AVERAGE( [.C27:.C40])" office:value-type="float" office:value="68.1071428571429" calcext:value-type="float">
            <text:p>68,1071428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carttype</text:p>
          </table:table-cell>
          <table:table-cell table:style-name="ce12" table:formula="of:=STDEV([.B27:.B40])" office:value-type="float" office:value="15.4843061279392" calcext:value-type="float">
            <text:p>15,4843061279</text:p>
          </table:table-cell>
          <table:table-cell table:style-name="ce12" table:formula="of:=STDEV([.C27:.C40])" office:value-type="float" office:value="19.6597779268197" calcext:value-type="float">
            <text:p>19,659777926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tervalle </text:p>
          </table:table-cell>
          <table:table-cell table:style-name="ce13" table:formula="of:==CONFIDENCE(0.05;[.B42];14)" office:value-type="float" office:value="8.11102653161956" calcext:value-type="float">
            <text:p>8,1110265316</text:p>
          </table:table-cell>
          <table:table-cell table:style-name="ce13" table:formula="of:==CONFIDENCE(0.05;[.C42];14)" office:value-type="float" office:value="10.2982322263998" calcext:value-type="float">
            <text:p>10,2982322264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U Méd</text:p>
          </table:table-cell>
          <table:table-cell table:style-name="ce1" office:value-type="string" calcext:value-type="string">
            <text:p>U Gren</text:p>
          </table:table-cell>
          <table:table-cell table:number-columns-repeated="102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12" office:value-type="float" office:value="47.5" calcext:value-type="float">
            <text:p>47,5</text:p>
          </table:table-cell>
          <table:table-cell table:style-name="ce12" office:value-type="float" office:value="57.5" calcext:value-type="float">
            <text:p>57,5</text:p>
          </table:table-cell>
          <table:table-cell table:number-columns-repeated="1021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2" office:value-type="float" office:value="42.5" calcext:value-type="float">
            <text:p>42,5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2" office:value-type="float" office:value="57.5" calcext:value-type="float">
            <text:p>57,5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2.5" calcext:value-type="float">
            <text:p>72,5</text:p>
          </table:table-cell>
          <table:table-cell table:number-columns-repeated="102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2" office:value-type="float" office:value="37.5" calcext:value-type="float">
            <text:p>37,5</text:p>
          </table:table-cell>
          <table:table-cell table:style-name="ce12" office:value-type="float" office:value="87.5" calcext:value-type="float">
            <text:p>87,5</text:p>
          </table:table-cell>
          <table:table-cell table:number-columns-repeated="102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7.5" calcext:value-type="float">
            <text:p>87,5</text:p>
          </table:table-cell>
          <table:table-cell table:number-columns-repeated="1021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2.5" calcext:value-type="float">
            <text:p>32,5</text:p>
          </table:table-cell>
          <table:table-cell table:number-columns-repeated="1021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2" office:value-type="float" office:value="42.5" calcext:value-type="float">
            <text:p>42,5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13" office:value-type="float" office:value="52.5" calcext:value-type="float">
            <text:p>52,5</text:p>
          </table:table-cell>
          <table:table-cell table:style-name="ce13" office:value-type="float" office:value="37.5" calcext:value-type="float">
            <text:p>37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y</text:p>
          </table:table-cell>
          <table:table-cell table:style-name="ce14" table:formula="of:=AVERAGE( [.B50:.B61])" office:value-type="float" office:value="49.1666666666667" calcext:value-type="float">
            <text:p>49,1666666667</text:p>
          </table:table-cell>
          <table:table-cell table:style-name="ce14" table:formula="of:=AVERAGE( [.C50:.C61])" office:value-type="float" office:value="61.25" calcext:value-type="float">
            <text:p>61,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carttype</text:p>
          </table:table-cell>
          <table:table-cell table:formula="of:==STDEV([.B50:.B61])" office:value-type="float" office:value="12.6730446462585" calcext:value-type="float">
            <text:p>12,6730446463</text:p>
          </table:table-cell>
          <table:table-cell table:formula="of:==STDEV([.C50:.C61])" office:value-type="float" office:value="20.352015758999" calcext:value-type="float">
            <text:p>20,3520157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tervalle </text:p>
          </table:table-cell>
          <table:table-cell table:formula="of:=CONFIDENCE(0.05;[.B63];12)" office:value-type="float" office:value="7.17031826450825" calcext:value-type="float">
            <text:p>7,1703182645</text:p>
          </table:table-cell>
          <table:table-cell table:formula="of:=CONFIDENCE(0.05;[.C63];12)" office:value-type="float" office:value="11.5150253462884" calcext:value-type="float">
            <text:p>11,51502534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I) Les scores moyens montrent le premier site désavantagé dans les trois échantillons, cepenedant les marges d’erreur se chavauch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/Echantillon glob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7" office:value-type="float" office:value="37.5" calcext:value-type="float">
            <text:p>37,5</text:p>
          </table:table-cell>
          <table:table-cell table:style-name="ce11" office:value-type="float" office:value="87.5" calcext:value-type="float">
            <text:p>87,5</text:p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float" office:value="42.5" calcext:value-type="float">
            <text:p>42,5</text:p>
          </table:table-cell>
          <table:table-cell table:style-name="ce12" office:value-type="float" office:value="42.5" calcext:value-type="float">
            <text:p>42,5</text:p>
          </table:table-cell>
          <table:table-cell table:number-columns-repeated="102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float" office:value="75" calcext:value-type="float">
            <text:p>75</text:p>
          </table:table-cell>
          <table:table-cell table:style-name="ce12" office:value-type="float" office:value="62.5" calcext:value-type="float">
            <text:p>62,5</text:p>
          </table:table-cell>
          <table:table-cell table:number-columns-repeated="102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float" office:value="27.5" calcext:value-type="float">
            <text:p>27,5</text:p>
          </table:table-cell>
          <table:table-cell table:style-name="ce12" office:value-type="float" office:value="72.5" calcext:value-type="float">
            <text:p>72,5</text:p>
          </table:table-cell>
          <table:table-cell table:number-columns-repeated="102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78.5" calcext:value-type="float">
            <text:p>78,5</text:p>
          </table:table-cell>
          <table:table-cell table:number-columns-repeated="102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float" office:value="22.5" calcext:value-type="float">
            <text:p>22,5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47.5" calcext:value-type="float">
            <text:p>47,5</text:p>
          </table:table-cell>
          <table:table-cell table:number-columns-repeated="1021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float" office:value="47.45" calcext:value-type="float">
            <text:p>47,45</text:p>
          </table:table-cell>
          <table:table-cell table:style-name="ce12" office:value-type="float" office:value="47.5" calcext:value-type="float">
            <text:p>47,5</text:p>
          </table:table-cell>
          <table:table-cell table:number-columns-repeated="102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float" office:value="67.5" calcext:value-type="float">
            <text:p>67,5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float" office:value="35" calcext:value-type="float">
            <text:p>35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7.5" calcext:value-type="float">
            <text:p>47,5</text:p>
          </table:table-cell>
          <table:table-cell table:number-columns-repeated="1021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57.5" calcext:value-type="float">
            <text:p>57,5</text:p>
          </table:table-cell>
          <table:table-cell table:number-columns-repeated="102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office:value-type="float" office:value="42.5" calcext:value-type="float">
            <text:p>42,5</text:p>
          </table:table-cell>
          <table:table-cell table:style-name="ce13" office:value-type="float" office:value="55" calcext:value-type="float">
            <text:p>55</text:p>
          </table:table-cell>
          <table:table-cell table:number-columns-repeated="102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2" office:value-type="float" office:value="67.5" calcext:value-type="float">
            <text:p>67,5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.5" calcext:value-type="float">
            <text:p>37,5</text:p>
          </table:table-cell>
          <table:table-cell table:number-columns-repeated="1021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2" office:value-type="float" office:value="82.5" calcext:value-type="float">
            <text:p>82,5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2" office:value-type="float" office:value="37.5" calcext:value-type="float">
            <text:p>37,5</text:p>
          </table:table-cell>
          <table:table-cell table:style-name="ce12" office:value-type="float" office:value="77.5" calcext:value-type="float">
            <text:p>77,5</text:p>
          </table:table-cell>
          <table:table-cell table:number-columns-repeated="1021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2" office:value-type="float" office:value="52.5" calcext:value-type="float">
            <text:p>52,5</text:p>
          </table:table-cell>
          <table:table-cell table:style-name="ce12" office:value-type="float" office:value="62.5" calcext:value-type="float">
            <text:p>62,5</text:p>
          </table:table-cell>
          <table:table-cell table:number-columns-repeated="102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13" office:value-type="float" office:value="67.5" calcext:value-type="float">
            <text:p>67,5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12" office:value-type="float" office:value="47.5" calcext:value-type="float">
            <text:p>47,5</text:p>
          </table:table-cell>
          <table:table-cell table:style-name="ce12" office:value-type="float" office:value="57.5" calcext:value-type="float">
            <text:p>57,5</text:p>
          </table:table-cell>
          <table:table-cell table:number-columns-repeated="1021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2" office:value-type="float" office:value="42.5" calcext:value-type="float">
            <text:p>42,5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2" office:value-type="float" office:value="57.5" calcext:value-type="float">
            <text:p>57,5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2.5" calcext:value-type="float">
            <text:p>72,5</text:p>
          </table:table-cell>
          <table:table-cell table:number-columns-repeated="102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2" office:value-type="float" office:value="37.5" calcext:value-type="float">
            <text:p>37,5</text:p>
          </table:table-cell>
          <table:table-cell table:style-name="ce12" office:value-type="float" office:value="87.5" calcext:value-type="float">
            <text:p>87,5</text:p>
          </table:table-cell>
          <table:table-cell table:number-columns-repeated="102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7.5" calcext:value-type="float">
            <text:p>87,5</text:p>
          </table:table-cell>
          <table:table-cell table:number-columns-repeated="1021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2.5" calcext:value-type="float">
            <text:p>32,5</text:p>
          </table:table-cell>
          <table:table-cell table:number-columns-repeated="1021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2" office:value-type="float" office:value="42.5" calcext:value-type="float">
            <text:p>42,5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13" office:value-type="float" office:value="52.5" calcext:value-type="float">
            <text:p>52,5</text:p>
          </table:table-cell>
          <table:table-cell table:style-name="ce13" office:value-type="float" office:value="37.5" calcext:value-type="float">
            <text:p>37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y</text:p>
          </table:table-cell>
          <table:table-cell table:style-name="ce14" table:formula="of:=AVERAGE( [.B70:.B109])" office:value-type="float" office:value="49.73625" calcext:value-type="float">
            <text:p>49,73625</text:p>
          </table:table-cell>
          <table:table-cell table:style-name="ce14" table:formula="of:=AVERAGE( [.C70:.C109])" office:value-type="float" office:value="62.675" calcext:value-type="float">
            <text:p>62,6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carttype</text:p>
          </table:table-cell>
          <table:table-cell table:formula="of:==STDEV([.B70:.B109])" office:value-type="float" office:value="15.1384380333555" calcext:value-type="float">
            <text:p>15,1384380334</text:p>
          </table:table-cell>
          <table:table-cell table:formula="of:==STDEV([.C70:.C109])" office:value-type="float" office:value="18.7430499939824" calcext:value-type="float">
            <text:p>18,7430499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tervalle </text:p>
          </table:table-cell>
          <table:table-cell table:formula="of:=CONFIDENCE(0.05;[.B111];40)" office:value-type="float" office:value="4.69136434496208" calcext:value-type="float">
            <text:p>4,691364345</text:p>
          </table:table-cell>
          <table:table-cell table:formula="of:=CONFIDENCE(0.05;[.C111];40)" office:value-type="float" office:value="5.80842463825316" calcext:value-type="float">
            <text:p>5,80842463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I) Les scores moyens montrent le premier site désavantagé et les marges d’erreur ne se chevauchent pas. Donc le deuxième site est meilleur</text:p>
          </table:table-cell>
          <table:table-cell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23P2" style:volatile="true">
      <loext:text> </loext:text>
      <loext:fill-character> </loext:fill-character>
      <number:text>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21T13:03:58</meta:creation-date>
    <dc:date>2016-10-19T10:00:26.227680936</dc:date>
    <meta:editing-duration>PT14M8S</meta:editing-duration>
    <meta:editing-cycles>1</meta:editing-cycles>
    <meta:document-statistic meta:table-count="3" meta:cell-count="289" meta:object-count="4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error-category="cell-range" chart:error-upper-range="Feuil1.B23:Feuil1.C23" chart:error-lower-range="Feuil1.B23:Feuil1.C2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Feuil1.B23:Feuil1.C23" chart:error-lower-range="Feuil1.B23:Feuil1.C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Feuil1.B23:Feuil1.C23" chart:error-lower-range="Feuil1.B23:Feuil1.C23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97cm" xlink:href=".." xlink:type="simple" chart:class="chart:bar" chart:style-name="ch1">
        <chart:legend chart:legend-position="end" svg:x="13.946cm" svg:y="4.199cm" style:legend-expansion="high" chart:style-name="ch2"/>
        <chart:plot-area chart:style-name="ch3" table:cell-range-address="Feuil1.B21:Feuil1.C21" svg:x="0.07cm" svg:y="0.343cm" svg:width="13.304cm" svg:height="8.636cm">
          <chartooo:coordinate-region svg:x="0.691cm" svg:y="0.543cm" svg:width="12.683cm" svg:height="7.7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1.B21:Feuil1.C21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21</text:p>
                <draw:g>
                  <svg:desc/>
                </draw:g>
              </table:table-cell>
              <table:table-cell office:value-type="float" office:value="43.3892857142857">
                <text:p>43.3892857142857</text:p>
                <draw:g>
                  <svg:desc>Feuil1.B21:Feuil1.C21</svg:desc>
                </draw:g>
              </table:table-cell>
              <table:table-cell office:value-type="float" office:value="58.4642857142857">
                <text:p>58.4642857142857</text:p>
              </table:table-cell>
            </table:table-row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7.73166255690049">
                <text:p>7.73166255690049</text:p>
                <draw:g>
                  <svg:desc>Feuil1.B23:Feuil1.C23</svg:desc>
                </draw:g>
              </table:table-cell>
              <table:table-cell office:value-type="float" office:value="8.51387405443488">
                <text:p>8.51387405443488</text:p>
              </table:table-cell>
            </table:table-row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7.73166255690049">
                <text:p>7.73166255690049</text:p>
                <draw:g>
                  <svg:desc>Feuil1.B23:Feuil1.C23</svg:desc>
                </draw:g>
              </table:table-cell>
              <table:table-cell office:value-type="float" office:value="8.51387405443488">
                <text:p>8.51387405443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error-category="cell-range" chart:error-upper-range="Feuil1.B43:Feuil1.C43" chart:error-lower-range="Feuil1.B43:Feuil1.C4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Feuil1.B43:Feuil1.C43" chart:error-lower-range="Feuil1.B43:Feuil1.C4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Feuil1.B43:Feuil1.C43" chart:error-lower-range="Feuil1.B43:Feuil1.C43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201cm" style:legend-expansion="high" chart:style-name="ch2"/>
        <chart:plot-area chart:style-name="ch3" table:cell-range-address="Feuil1.B41:Feuil1.C41" svg:x="0.138cm" svg:y="0.433cm" svg:width="13.307cm" svg:height="8.638cm">
          <chartooo:coordinate-region svg:x="0.759cm" svg:y="0.632cm" svg:width="12.686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1.B41:Feuil1.C41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41</text:p>
                <draw:g>
                  <svg:desc/>
                </draw:g>
              </table:table-cell>
              <table:table-cell office:value-type="float" office:value="56.5714285714286">
                <text:p>56.5714285714286</text:p>
                <draw:g>
                  <svg:desc>Feuil1.B41:Feuil1.C41</svg:desc>
                </draw:g>
              </table:table-cell>
              <table:table-cell office:value-type="float" office:value="68.1071428571429">
                <text:p>68.1071428571429</text:p>
              </table:table-cell>
            </table:table-row>
            <table:table-row>
              <table:table-cell office:value-type="string">
                <text:p>Ligne 43</text:p>
                <draw:g>
                  <svg:desc/>
                </draw:g>
              </table:table-cell>
              <table:table-cell office:value-type="float" office:value="8.11102653161956">
                <text:p>8.11102653161956</text:p>
                <draw:g>
                  <svg:desc>Feuil1.B43:Feuil1.C43</svg:desc>
                </draw:g>
              </table:table-cell>
              <table:table-cell office:value-type="float" office:value="10.2982322263998">
                <text:p>10.2982322263998</text:p>
              </table:table-cell>
            </table:table-row>
            <table:table-row>
              <table:table-cell office:value-type="string">
                <text:p>Ligne 43</text:p>
                <draw:g>
                  <svg:desc/>
                </draw:g>
              </table:table-cell>
              <table:table-cell office:value-type="float" office:value="8.11102653161956">
                <text:p>8.11102653161956</text:p>
                <draw:g>
                  <svg:desc>Feuil1.B43:Feuil1.C43</svg:desc>
                </draw:g>
              </table:table-cell>
              <table:table-cell office:value-type="float" office:value="10.2982322263998">
                <text:p>10.2982322263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Feuil1.B64:Feuil1.C64" chart:error-lower-range="Feuil1.B64:Feuil1.C6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Feuil1.B64:Feuil1.C64" chart:error-lower-range="Feuil1.B64:Feuil1.C64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Feuil1.B64:Feuil1.C64" chart:error-lower-range="Feuil1.B64:Feuil1.C6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97cm" xlink:href=".." xlink:type="simple" chart:class="chart:bar" chart:style-name="ch1">
        <chart:legend chart:legend-position="end" svg:x="13.946cm" svg:y="4.199cm" style:legend-expansion="high" chart:style-name="ch2"/>
        <chart:plot-area chart:style-name="ch3" table:cell-range-address="Feuil1.B62:Feuil1.C62" svg:x="0.319cm" svg:y="0.179cm" svg:width="13.308cm" svg:height="8.639cm">
          <chartooo:coordinate-region svg:x="0.94cm" svg:y="0.378cm" svg:width="12.68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1.B62:Feuil1.C62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62</text:p>
                <draw:g>
                  <svg:desc/>
                </draw:g>
              </table:table-cell>
              <table:table-cell office:value-type="float" office:value="49.1666666666667">
                <text:p>49.1666666666667</text:p>
                <draw:g>
                  <svg:desc>Feuil1.B62:Feuil1.C62</svg:desc>
                </draw:g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Ligne 64</text:p>
                <draw:g>
                  <svg:desc/>
                </draw:g>
              </table:table-cell>
              <table:table-cell office:value-type="float" office:value="7.17031826450825">
                <text:p>7.17031826450825</text:p>
                <draw:g>
                  <svg:desc>Feuil1.B64:Feuil1.C64</svg:desc>
                </draw:g>
              </table:table-cell>
              <table:table-cell office:value-type="float" office:value="11.5150253462884">
                <text:p>11.5150253462884</text:p>
              </table:table-cell>
            </table:table-row>
            <table:table-row>
              <table:table-cell office:value-type="string">
                <text:p>Ligne 64</text:p>
                <draw:g>
                  <svg:desc/>
                </draw:g>
              </table:table-cell>
              <table:table-cell office:value-type="float" office:value="7.17031826450825">
                <text:p>7.17031826450825</text:p>
                <draw:g>
                  <svg:desc>Feuil1.B64:Feuil1.C64</svg:desc>
                </draw:g>
              </table:table-cell>
              <table:table-cell office:value-type="float" office:value="11.5150253462884">
                <text:p>11.51502534628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Feuil1.B112:Feuil1.C112" chart:error-lower-range="Feuil1.B112:Feuil1.C112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Feuil1.B112:Feuil1.C112" chart:error-lower-range="Feuil1.B112:Feuil1.C11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Feuil1.B112:Feuil1.C112" chart:error-lower-range="Feuil1.B112:Feuil1.C1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legend chart:legend-position="end" svg:x="13.759cm" svg:y="4.199cm" style:legend-expansion="high" chart:style-name="ch2"/>
        <chart:plot-area chart:style-name="ch3" table:cell-range-address="Feuil1.B110:Feuil1.C110" svg:x="0.319cm" svg:y="0.179cm" svg:width="13.121cm" svg:height="8.639cm">
          <chartooo:coordinate-region svg:x="0.94cm" svg:y="0.378cm" svg:width="12.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1.B110:Feuil1.C110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110</text:p>
                <draw:g>
                  <svg:desc/>
                </draw:g>
              </table:table-cell>
              <table:table-cell office:value-type="float" office:value="49.73625">
                <text:p>49.73625</text:p>
                <draw:g>
                  <svg:desc>Feuil1.B110:Feuil1.C110</svg:desc>
                </draw:g>
              </table:table-cell>
              <table:table-cell office:value-type="float" office:value="62.675">
                <text:p>62.675</text:p>
              </table:table-cell>
            </table:table-row>
            <table:table-row>
              <table:table-cell office:value-type="string">
                <text:p>Ligne 112</text:p>
                <draw:g>
                  <svg:desc/>
                </draw:g>
              </table:table-cell>
              <table:table-cell office:value-type="float" office:value="4.69136434496208">
                <text:p>4.69136434496208</text:p>
                <draw:g>
                  <svg:desc>Feuil1.B112:Feuil1.C112</svg:desc>
                </draw:g>
              </table:table-cell>
              <table:table-cell office:value-type="float" office:value="5.80842463825316">
                <text:p>5.80842463825316</text:p>
              </table:table-cell>
            </table:table-row>
            <table:table-row>
              <table:table-cell office:value-type="string">
                <text:p>Ligne 112</text:p>
                <draw:g>
                  <svg:desc/>
                </draw:g>
              </table:table-cell>
              <table:table-cell office:value-type="float" office:value="4.69136434496208">
                <text:p>4.69136434496208</text:p>
                <draw:g>
                  <svg:desc>Feuil1.B112:Feuil1.C112</svg:desc>
                </draw:g>
              </table:table-cell>
              <table:table-cell office:value-type="float" office:value="5.80842463825316">
                <text:p>5.80842463825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